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Optimized-1000" table:style-name="ta1">
        <table:shapes>
          <draw:frame draw:z-index="0" draw:style-name="gr1" draw:text-style-name="P1" svg:width="8.5079in" svg:height="5.3209in" svg:x="0.4657in" svg:y="0.0417in">
            <draw:object draw:notify-on-update-of-ranges="'arrayIncludeOptimized-1000'.A1:'arrayIncludeOptimized-1000'.A1 'arrayIncludeOptimized-1000'.A2:'arrayIncludeOptimized-1000'.A103 'arrayIncludeOptimized-1000'.B1:'arrayIncludeOptimized-1000'.B1 'arrayIncludeOptimized-1000'.B2:'arrayIncludeOptimized-10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414547" calcext:value-type="float">
            <text:p>164842941454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415549" calcext:value-type="float">
            <text:p>164842941554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5554" calcext:value-type="float">
            <text:p>164842941555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6550" calcext:value-type="float">
            <text:p>164842941655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6561" calcext:value-type="float">
            <text:p>164842941656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7557" calcext:value-type="float">
            <text:p>164842941755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7560" calcext:value-type="float">
            <text:p>164842941756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8553" calcext:value-type="float">
            <text:p>16484294185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8556" calcext:value-type="float">
            <text:p>164842941855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9554" calcext:value-type="float">
            <text:p>164842941955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19557" calcext:value-type="float">
            <text:p>16484294195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0557" calcext:value-type="float">
            <text:p>16484294205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0559" calcext:value-type="float">
            <text:p>164842942055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1558" calcext:value-type="float">
            <text:p>164842942155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1561" calcext:value-type="float">
            <text:p>164842942156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2559" calcext:value-type="float">
            <text:p>164842942255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422562" calcext:value-type="float">
            <text:p>164842942256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3560" calcext:value-type="float">
            <text:p>164842942356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3562" calcext:value-type="float">
            <text:p>164842942356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4561" calcext:value-type="float">
            <text:p>164842942456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4564" calcext:value-type="float">
            <text:p>164842942456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5562" calcext:value-type="float">
            <text:p>164842942556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5565" calcext:value-type="float">
            <text:p>164842942556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6563" calcext:value-type="float">
            <text:p>164842942656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6566" calcext:value-type="float">
            <text:p>164842942656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7564" calcext:value-type="float">
            <text:p>164842942756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7567" calcext:value-type="float">
            <text:p>164842942756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8565" calcext:value-type="float">
            <text:p>164842942856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8568" calcext:value-type="float">
            <text:p>164842942856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9567" calcext:value-type="float">
            <text:p>164842942956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29570" calcext:value-type="float">
            <text:p>164842942957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0568" calcext:value-type="float">
            <text:p>164842943056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0571" calcext:value-type="float">
            <text:p>164842943057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1568" calcext:value-type="float">
            <text:p>164842943156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1571" calcext:value-type="float">
            <text:p>164842943157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2571" calcext:value-type="float">
            <text:p>164842943257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2573" calcext:value-type="float">
            <text:p>164842943257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3572" calcext:value-type="float">
            <text:p>164842943357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3575" calcext:value-type="float">
            <text:p>164842943357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4573" calcext:value-type="float">
            <text:p>164842943457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4575" calcext:value-type="float">
            <text:p>164842943457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5574" calcext:value-type="float">
            <text:p>164842943557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5577" calcext:value-type="float">
            <text:p>164842943557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6575" calcext:value-type="float">
            <text:p>164842943657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6578" calcext:value-type="float">
            <text:p>164842943657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7576" calcext:value-type="float">
            <text:p>164842943757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7579" calcext:value-type="float">
            <text:p>164842943757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8577" calcext:value-type="float">
            <text:p>164842943857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8580" calcext:value-type="float">
            <text:p>164842943858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9578" calcext:value-type="float">
            <text:p>164842943957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39581" calcext:value-type="float">
            <text:p>164842943958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0580" calcext:value-type="float">
            <text:p>164842944058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0582" calcext:value-type="float">
            <text:p>164842944058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1581" calcext:value-type="float">
            <text:p>164842944158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1583" calcext:value-type="float">
            <text:p>164842944158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2582" calcext:value-type="float">
            <text:p>164842944258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2585" calcext:value-type="float">
            <text:p>164842944258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3584" calcext:value-type="float">
            <text:p>164842944358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3586" calcext:value-type="float">
            <text:p>164842944358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4585" calcext:value-type="float">
            <text:p>164842944458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4587" calcext:value-type="float">
            <text:p>164842944458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5586" calcext:value-type="float">
            <text:p>164842944558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5589" calcext:value-type="float">
            <text:p>164842944558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6588" calcext:value-type="float">
            <text:p>164842944658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6590" calcext:value-type="float">
            <text:p>1648429446590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7589" calcext:value-type="float">
            <text:p>164842944758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7592" calcext:value-type="float">
            <text:p>164842944759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8590" calcext:value-type="float">
            <text:p>164842944859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8593" calcext:value-type="float">
            <text:p>164842944859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9591" calcext:value-type="float">
            <text:p>164842944959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49594" calcext:value-type="float">
            <text:p>164842944959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0592" calcext:value-type="float">
            <text:p>164842945059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0595" calcext:value-type="float">
            <text:p>164842945059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1593" calcext:value-type="float">
            <text:p>164842945159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1596" calcext:value-type="float">
            <text:p>164842945159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2594" calcext:value-type="float">
            <text:p>164842945259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2597" calcext:value-type="float">
            <text:p>164842945259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3595" calcext:value-type="float">
            <text:p>164842945359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3598" calcext:value-type="float">
            <text:p>164842945359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4596" calcext:value-type="float">
            <text:p>164842945459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4599" calcext:value-type="float">
            <text:p>164842945459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5596" calcext:value-type="float">
            <text:p>164842945559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5598" calcext:value-type="float">
            <text:p>164842945559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6598" calcext:value-type="float">
            <text:p>164842945659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6599" calcext:value-type="float">
            <text:p>164842945659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7599" calcext:value-type="float">
            <text:p>164842945759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7600" calcext:value-type="float">
            <text:p>164842945760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8600" calcext:value-type="float">
            <text:p>164842945860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8601" calcext:value-type="float">
            <text:p>164842945860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9600" calcext:value-type="float">
            <text:p>164842945960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59603" calcext:value-type="float">
            <text:p>164842945960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0601" calcext:value-type="float">
            <text:p>164842946060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0602" calcext:value-type="float">
            <text:p>164842946060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1602" calcext:value-type="float">
            <text:p>1648429461602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1603" calcext:value-type="float">
            <text:p>164842946160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2603" calcext:value-type="float">
            <text:p>164842946260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2606" calcext:value-type="float">
            <text:p>164842946260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3604" calcext:value-type="float">
            <text:p>16484294636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3607" calcext:value-type="float">
            <text:p>164842946360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4604" calcext:value-type="float">
            <text:p>164842946460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4607" calcext:value-type="float">
            <text:p>164842946460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64608" calcext:value-type="float">
            <text:p>1648429464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07:11.386187487</dc:date>
    <meta:editing-duration>PT33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11cm" svg:height="13.516cm" xlink:href=".." xlink:type="simple" chart:class="chart:line" chart:style-name="ch1">
        <chart:legend chart:legend-position="end" svg:x="19.5cm" svg:y="6.21cm" style:legend-expansion="high" chart:style-name="ch2"/>
        <chart:plot-area chart:style-name="ch3" table:cell-range-address="'arrayIncludeOptimized-1000'.A1:'arrayIncludeOptimized-1000'.B103" chart:data-source-has-labels="row" svg:x="0.432cm" svg:y="0.27cm" svg:width="18.636cm" svg:height="12.976cm">
          <chartooo:coordinate-region svg:x="0.868cm" svg:y="0.391cm" svg:width="18.2cm" svg:height="11.8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Optimized-1000'.A2:'arrayIncludeOptimized-1000'.A103" chart:label-cell-address="'arrayIncludeOptimized-1000'.A1:'arrayIncludeOptimized-1000'.A1" chart:class="chart:line">
            <chart:data-point chart:repeated="102"/>
          </chart:series>
          <chart:series chart:style-name="ch7" chart:values-cell-range-address="'arrayIncludeOptimized-1000'.B2:'arrayIncludeOptimized-1000'.B103" chart:label-cell-address="'arrayIncludeOptimized-1000'.B1:'arrayIncludeOptimized-10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Optimized-1000'.A1:'arrayIncludeOptimized-1000'.A1</svg:desc>
                </draw:g>
              </table:table-cell>
              <table:table-cell office:value-type="string">
                <text:p> total</text:p>
                <draw:g>
                  <svg:desc>'arrayIncludeOptimized-1000'.B1:'arrayIncludeOptimized-1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5">
                <text:p>2.75</text:p>
                <draw:g>
                  <svg:desc>'arrayIncludeOptimized-1000'.A2:'arrayIncludeOptimized-1000'.A103</svg:desc>
                </draw:g>
              </table:table-cell>
              <table:table-cell office:value-type="float" office:value="5.43">
                <text:p>5.43</text:p>
                <draw:g>
                  <svg:desc>'arrayIncludeOptimized-1000'.B2:'arrayIncludeOptimized-10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8">
                <text:p>2.78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">
                <text:p>2.1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